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yarn Administration</text:span></text:p>
      <text:p text:style-name="P1"><text:span text:style-name="T1"/></text:p>
      <text:p text:style-name="P1"><text:span text:style-name="T1">submit a hadoop inbuild application.</text:span></text:p>
      <text:p text:style-name="P1"><text:span text:style-name="T1"/></text:p>
      <text:p text:style-name="P1"><text:span text:style-name="T1">hadoop jar /usr/lib/hadoop-mapreduce/hadoop-mapreduce-examples-2.2.0.2.0.6.0-76.jar pi 4 10000</text:span></text:p>
      <text:p text:style-name="P1"><text:span text:style-name="T1">yarn jar /usr/lib/hadoop-mapreduce/hadoop-mapreduce-examples-2.2.0.2.0.6.0-76.jar pi 4 10000</text:span></text:p>
      <text:p text:style-name="P1"><text:span text:style-name="T1">hadoop jar /usr/local/hadoop/share/hadoop/mapreduce/hadoop-mapreduce-examples-2.7.2.jar pi 4 10000</text:span></text:p>
      <text:p text:style-name="P1"><text:span text:style-name="T1">yarn jar /usr/local/hadoop/share/hadoop/mapreduce/hadoop-mapreduce-examples-2.7.2.jar pi 4 10000</text:span></text:p>
      <text:p text:style-name="P1"><text:span text:style-name="T1"/></text:p>
      <text:p text:style-name="P1"><text:span text:style-name="T1">yarn application -list</text:span></text:p>
      <text:p text:style-name="P1"><text:span text:style-name="T1"/></text:p>
      <text:p text:style-name="P1"><text:span text:style-name="T1">yarn application -list -appStates ALL</text:span></text:p>
      <text:p text:style-name="P1"><text:span text:style-name="T1"/></text:p>
      <text:p text:style-name="P1"><text:span text:style-name="T1">To get application ID use yarn application -list</text:span></text:p>
      <text:p text:style-name="P1"><text:span text:style-name="T1"/></text:p>
      <text:p text:style-name="P1"><text:span text:style-name="T1">yarn application -status application_1459542433815_0002</text:span></text:p>
      <text:p text:style-name="P1"><text:span text:style-name="T1"/></text:p>
      <text:p text:style-name="P1"><text:span text:style-name="T1">yarn logs -applicationId application_1459542433815_0002</text:span></text:p>
      <text:p text:style-name="P1"><text:span text:style-name="T1"/></text:p>
      <text:p text:style-name="P1"><text:span text:style-name="T1">yarn application -kill application_1459542433815_0002</text:span></text:p>
      <text:p text:style-name="P1"><text:span text:style-name="T1"/></text:p>
      <text:p text:style-name="P1"><text:span text:style-name="T1">http://192.168.0.5:19888/ Job History Server</text:span></text:p>
      <text:p text:style-name="P1"><text:span text:style-name="T1"/></text:p>
      <text:p text:style-name="P1"><text:span text:style-name="T1">$HADOOP_HOME/sbin/mr-jobhistory-daemon.sh start historyserver</text:span></text:p>
      <text:p text:style-name="P1"><text:span text:style-name="T1"/></text:p>
      <text:p text:style-name="P1"><text:span text:style-name="T1">Full List Of Yarn Configuration Properties http://hadoop.apache.org/docs/current/hadoop-yarn/hadoop-yarn-common/yarn-default.xml</text:span></text:p>
      <text:p text:style-name="P1"><text:span text:style-name="T1"/></text:p>
      <text:p text:style-name="P1"><text:span text:style-name="T1"/></text:p>
      <text:p text:style-name="P1"><text:span text:style-name="T1">Each machine in our cluster has 48 GB of RAM.</text:span></text:p>
      <text:p text:style-name="P1"><text:span text:style-name="T1">Some of this RAM should be reserved for Operating System usage.</text:span></text:p>
      <text:p text:style-name="P1"><text:span text:style-name="T1">On each node, weâ€™ll assign 40 GB RAM for YARN to use and keep 8 GB for the Operating System.</text:span></text:p>
      <text:p text:style-name="P1"><text:span text:style-name="T1">The following property sets the maximum memory YARN can utilize on the node:</text:span></text:p>
      <text:p text:style-name="P1"><text:span text:style-name="T1"/></text:p>
      <text:p text:style-name="P1"><text:span text:style-name="T1"/></text:p>
      <text:p text:style-name="P1"><text:span text:style-name="T1">In yarn-site.xml</text:span></text:p>
      <text:p text:style-name="P1"><text:span text:style-name="T1"/></text:p>
      <text:p text:style-name="P1"><text:span text:style-name="T1"/></text:p>
      <text:p text:style-name="P1"><text:span text:style-name="T1">&lt;name&gt;yarn.nodemanager.resource.memory-mb&lt;/name&gt;</text:span></text:p>
      <text:p text:style-name="P1"><text:span text:style-name="T1"/></text:p>
      <text:p text:style-name="P1"><text:span text:style-name="T1">&lt;value&gt;40960&lt;/value&gt;</text:span></text:p>
      <text:p text:style-name="P1"><text:span text:style-name="T1"/></text:p>
      <text:p text:style-name="P1"><text:span text:style-name="T1"/></text:p>
      <text:p text:style-name="P1"><text:span text:style-name="T1"><text:s/>&lt;name&gt;yarn.scheduler.minimum-allocation-mb&lt;/name&gt;</text:span></text:p>
      <text:p text:style-name="P1"><text:span text:style-name="T1"/></text:p>
      <text:p text:style-name="P1"><text:span text:style-name="T1"><text:s/>&lt;value&gt;2048&lt;/value&gt;</text:span></text:p>
      <text:p text:style-name="P1"><text:span text:style-name="T1"/></text:p>
      <text:p text:style-name="P1"><text:span text:style-name="T1"><text:s/>&lt;name&gt;yarn.nodemanager.vmem-pmem-ratio&lt;/name&gt;</text:span></text:p>
      <text:p text:style-name="P1"><text:span text:style-name="T1"/></text:p>
      <text:p text:style-name="P1"><text:span text:style-name="T1"><text:s/>&lt;value&gt;2.1&lt;/value&gt;</text:span></text:p>
      <text:p text:style-name="P1"><text:span text:style-name="T1"/></text:p>
      <text:p text:style-name="P1"><text:span text:style-name="T1"><text:s/></text:span></text:p>
      <text:p text:style-name="P1"><text:span text:style-name="T1">In mapred-site.xml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<text:s/>&lt;name&gt;mapreduce.map.java.opts&lt;/name&gt;</text:span></text:p>
      <text:p text:style-name="P1"><text:span text:style-name="T1"/></text:p>
      <text:p text:style-name="P1"><text:span text:style-name="T1"><text:s/>&lt;value&gt;-Xmx3072m&lt;/value&gt;</text:span></text:p>
      <text:p text:style-name="P1"><text:span text:style-name="T1"/></text:p>
      <text:p text:style-name="P1"><text:span text:style-name="T1"><text:s/>&lt;name&gt;mapreduce.reduce.java.opts&lt;/name&gt;</text:span></text:p>
      <text:p text:style-name="P1"><text:span text:style-name="T1"/></text:p>
      <text:p text:style-name="P1"><text:span text:style-name="T1"><text:s/>&lt;value&gt;-Xmx6144m&lt;/value&gt;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&lt;name&gt;mapreduce.map.memory.mb&lt;/name&gt;</text:span></text:p>
      <text:p text:style-name="P1"><text:span text:style-name="T1"/></text:p>
      <text:p text:style-name="P1"><text:span text:style-name="T1"><text:s/>&lt;value&gt;4096&lt;/value&gt;</text:span></text:p>
      <text:p text:style-name="P1"><text:span text:style-name="T1"/></text:p>
      <text:p text:style-name="P1"><text:span text:style-name="T1"><text:s/>&lt;name&gt;mapreduce.reduce.memory.mb&lt;/name&gt;</text:span></text:p>
      <text:p text:style-name="P1"><text:span text:style-name="T1"/></text:p>
      <text:p text:style-name="P1"><text:span text:style-name="T1"><text:s/>&lt;value&gt;8192&lt;/value&gt;</text:span></text:p>
      <text:p text:style-name="P1"><text:span text:style-name="T1"/></text:p>
      <text:p text:style-name="P1"><text:span text:style-name="T1"/></text:p>
      <text:p text:style-name="P1"><text:span text:style-name="T1">Thus, with the above settings on our example cluster, each Map task will get the following memory allocations with the following:</text:span></text:p>
      <text:p text:style-name="P1"><text:span text:style-name="T1"/></text:p>
      <text:p text:style-name="P1"><text:span text:style-name="T1"><text:s text:c="4"/>Total physical RAM allocated = 4 GB</text:span></text:p>
      <text:p text:style-name="P1"><text:span text:style-name="T1"><text:s text:c="4"/>JVM heap space upper limit within the Map task Container = 3 GB</text:span></text:p>
      <text:p text:style-name="P1"><text:span text:style-name="T1"><text:s text:c="4"/>Virtual memory upper limit = 4*2.1 = 8.2 GB</text:span></text:p>
      <text:p text:style-name="P1"><text:span text:style-name="T1"/></text:p>
      <text:p text:style-name="P1"><text:span text:style-name="T1">configuration map task memory is 4GB (mapreduce.map.memory.mb = 4096 ) and reduce task physical memory is 8GB (mapreduce.reduce.memory.mb = 8192 ). Node Managerâ€™s physical memory is 40GB and thatâ€™s the reason there will be a maximum of 10 mappers((40/4) and 5 reducers(40/8)</text:span></text:p>
      <text:p text:style-name="P1"><text:span text:style-name="T1">http://docs.hortonworks.com/index.html</text:span></text:p>
      <text:p text:style-name="P1"><text:span text:style-name="T1"/></text:p>
      <text:p text:style-name="P1"><text:span text:style-name="T1"/></text:p>
      <text:p text:style-name="P1"><text:span text:style-name="T1">&lt;configuration&gt;&lt;!-- Site specific YARN configuration properties --&gt;</text:span></text:p>
      <text:p text:style-name="P1"><text:span text:style-name="T1">&lt;property&gt;&lt;name&gt;yarn.nodemanager.aux-services&lt;/name&gt;&lt;value&gt;mapreduce_shuffle&lt;/value&gt;&lt;/property&gt;&lt;property&gt;&lt;name&gt;yarn.nodemanager.aux-services.mapreduce_shuffle.class&lt;/name&gt;&lt;value&gt;org.apache.hadoop.mapred.ShuffleHandler&lt;/value&gt;&lt;/property&gt;&lt;!--<text:s text:c="4"/>&lt;property&gt;</text:span></text:p>
      <text:p text:style-name="P1"><text:span text:style-name="T1"><text:tab/>&lt;name&gt;yarn.resourcemanager.scheduler.class&lt;/name&gt;</text:span></text:p>
      <text:p text:style-name="P1"><text:span text:style-name="T1"><text:tab/>&lt;value&gt;org.apache.hadoop.yarn.server.resourcemanager.scheduler.fair.FairScheduler&lt;/value&gt;</text:span></text:p>
      <text:p text:style-name="P1"><text:span text:style-name="T1"><text:s text:c="4"/>&lt;/property&gt;</text:span></text:p>
      <text:p text:style-name="P1"><text:span text:style-name="T1">--&gt;&lt;!-- Site specific ResourceManager configuration property </text:span></text:p>
      <text:p text:style-name="P1"><text:span text:style-name="T1">--&gt;&lt;property&gt;&lt;name&gt;yarn.resourcemanager.scheduler.address&lt;/name&gt;&lt;value&gt;192.168.222.90:8030&lt;/value&gt;&lt;/property&gt;&lt;property&gt;&lt;name&gt;yarn.resourcemanager.resource-tracker.address&lt;/name&gt;&lt;value&gt;192.168.222.90:8031&lt;/value&gt;&lt;/property&gt;&lt;property&gt;&lt;name&gt;yarn.resourcemanager.address&lt;/name&gt;&lt;value&gt;192.168.222.90:8032&lt;/value&gt;&lt;/property&gt;&lt;property&gt;&lt;name&gt;yarn.resourcemanager.admin.address&lt;/name&gt;&lt;value&gt;192.168.222.90:8033&lt;/value&gt;&lt;/property&gt;&lt;property&gt;&lt;name&gt;yarn.resourcmanager.webapp.address&lt;/name&gt;&lt;value&gt;192.168.222.90:8088&lt;/value&gt;&lt;/property&gt;&lt;property&gt;&lt;name&gt;yarn.application.classpath&lt;/name&gt;&lt;value&gt;$HADOOP_CONF_DIR,</text:span></text:p>
      <text:p text:style-name="P1"><text:span text:style-name="T1"><text:s text:c="15"/>$HADOOP_COMMON_HOME/*,</text:span></text:p>
      <text:p text:style-name="P1"><text:span text:style-name="T1"><text:s text:c="15"/>$HADOOP_COMMON_HOME/lib/*,</text:span></text:p>
      <text:p text:style-name="P1"><text:span text:style-name="T1"><text:s text:c="15"/>$HADOOP_HDFS_HOME/*,</text:span></text:p>
      <text:p text:style-name="P1"><text:span text:style-name="T1"><text:tab/><text:s text:c="7"/>$HADOOP_HDFS_HOME/lib/*,</text:span></text:p>
      <text:p text:style-name="P1"><text:span text:style-name="T1"><text:tab/><text:s text:c="7"/>$HADOOP_MAPRED_HOME/*,</text:span></text:p>
      <text:p text:style-name="P1"><text:span text:style-name="T1"><text:s text:c="15"/>$HADOOP_MAPRED_HOME/lib/*,</text:span></text:p>
      <text:p text:style-name="P1"><text:span text:style-name="T1"><text:s text:c="15"/>$YARN_HOME/*,$YARN_HOME/lib/*</text:span></text:p>
      <text:p text:style-name="P1"><text:span text:style-name="T1"><text:s text:c="8"/>&lt;/value&gt;&lt;/property&gt;&lt;!-- Site specific NodeManager configuration properties</text:span></text:p>
      <text:p text:style-name="P1"><text:span text:style-name="T1">--&gt;&lt;property&gt;&lt;name&gt;yarn.nodemanager.local-dirs&lt;/name&gt;&lt;value&gt;/disk/1/yarn/local,/disk/2/yarn/local&lt;/value&gt;&lt;/property&gt;&lt;property&gt;&lt;name&gt;yarn.nodemanager.log-dirs&lt;/name&gt;&lt;value&gt;/disk/1/yarn/log,/disk/2/yarn/log&lt;/value&gt;&lt;/property&gt;&lt;property&gt;&lt;name&gt;yarn.nodemanager.remote-app-log-dir&lt;/name&gt;&lt;value&gt;/logs&lt;/value&gt;&lt;/property&gt;&lt;/configuration&gt;</text:span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